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8233" officeooo:paragraph-rsid="00118233"/>
    </style:style>
    <style:style style:name="P2" style:family="paragraph" style:parent-style-name="Standard" style:list-style-name="L1">
      <style:text-properties officeooo:rsid="00154c50" officeooo:paragraph-rsid="00154c50"/>
    </style:style>
    <style:style style:name="P3" style:family="paragraph" style:parent-style-name="Standard" style:list-style-name="L1">
      <style:text-properties officeooo:rsid="00120f5f" officeooo:paragraph-rsid="00120f5f"/>
    </style:style>
    <style:style style:name="P4" style:family="paragraph" style:parent-style-name="Standard" style:list-style-name="L1">
      <style:text-properties officeooo:rsid="0013cfd5" officeooo:paragraph-rsid="0013cfd5"/>
    </style:style>
    <style:style style:name="P5" style:family="paragraph" style:parent-style-name="Standard" style:list-style-name="L1">
      <style:text-properties officeooo:paragraph-rsid="00154c50"/>
    </style:style>
    <style:style style:name="P6" style:family="paragraph" style:parent-style-name="Standard" style:list-style-name="L1">
      <style:text-properties fo:color="#000000" style:font-name="Liberation Sans1" fo:font-size="10pt" officeooo:rsid="00118233" officeooo:paragraph-rsid="00118233" style:font-size-asian="10pt"/>
    </style:style>
    <style:style style:name="P7" style:family="paragraph" style:parent-style-name="Standard" style:list-style-name="L1">
      <style:text-properties officeooo:rsid="001594e1" officeooo:paragraph-rsid="001594e1"/>
    </style:style>
    <style:style style:name="P8" style:family="paragraph" style:parent-style-name="Standard" style:list-style-name="L1">
      <style:text-properties officeooo:rsid="00179388" officeooo:paragraph-rsid="00179388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text-properties fo:color="#ffff00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54c50" style:font-size-asian="10pt" style:font-style-asian="normal" style:font-weight-asian="normal" style:text-emphasize="none"/>
    </style:style>
    <style:style style:name="T3" style:family="text">
      <style:text-properties fo:color="#6a8759" style:text-outline="false" style:text-line-through-style="none" style:text-line-through-type="none" style:font-name="DejaVu Sans Mono" fo:font-size="11.5pt" fo:font-style="normal" fo:text-shadow="none" style:text-underline-style="none" fo:font-weight="normal" officeooo:rsid="00154c50" style:font-size-asian="11.5pt" style:font-style-asian="normal" style:font-weight-asian="normal" style:text-emphasize="none"/>
    </style:style>
    <style:style style:name="T4" style:family="text">
      <style:text-properties officeooo:rsid="00154c50"/>
    </style:style>
    <style:style style:name="T5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54c50" style:font-size-asian="10pt" style:font-style-asian="normal" style:font-weight-asian="normal" style:text-emphasize="none"/>
    </style:style>
    <style:style style:name="T6" style:family="text">
      <style:text-properties officeooo:rsid="001594e1"/>
    </style:style>
    <style:style style:name="T7" style:family="text">
      <style:text-properties fo:font-style="normal" fo:font-weight="normal" style:font-style-asian="normal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83995716" text:style-name="L1">
        <text:list-item>
          <text:p text:style-name="P2">Do not consider prompts that has <text:span text:style-name="T6">been</text:span> removed</text:p>
          <text:list>
            <text:list-item>
              <text:p text:style-name="P6"><text:span text:style-name="T7">'Your submission has been removed because it is lacking a correct tag'</text:span></text:p>
            </text:list-item>
            <text:list-item>
              <text:p text:style-name="P1"><text:span text:style-name="T1">“</text:span><text:bookmark-start text:name="__DdeLink__123_2147333408"/><text:span text:style-name="T1">This post has been removed as it violates the following rules”</text:span><text:bookmark-end text:name="__DdeLink__123_2147333408"/><text:span text:style-name="T1">, </text:span><text:span text:style-name="T2">etc.</text:span></text:p>
            </text:list-item>
            <text:list-item>
              <text:p text:style-name="P5"><text:span text:style-name="T2">Using “</text:span><text:a xlink:type="simple" xlink:href="http://www.reddit.com/r/WritingPrompts/" text:style-name="Internet_20_link" text:visited-style-name="Visited_20_Internet_20_Link">www.reddit.com/r/WritingPrompts/</text:a><text:span text:style-name="T3">”</text:span><text:span text:style-name="T5"> because this is the reference they use when a prompt has been remove</text:span></text:p>
            </text:list-item>
          </text:list>
          <text:p text:style-name="P1"/>
        </text:list-item>
        <text:list-item>
          <text:p text:style-name="P3"><text:span text:style-name="T4">Only consider l</text:span>anguage = ‘en’ <text:span text:style-name="T4">in prompts in</text:span> #English</text:p>
          <text:p text:style-name="P3"/>
        </text:list-item>
        <text:list-item>
          <text:p text:style-name="P4"><text:span text:style-name="T4">Wh</text:span>ole words not partial words in Profanity, stop when one word is found</text:p>
          <text:list>
            <text:list-item>
              <text:p text:style-name="P2">Use file “base-list-of-bad-words_CSV-file_2018_07_30.csv” which contains:</text:p>
            </text:list-item>
          </text:list>
        </text:list-item>
      </text:list>
      <text:list xml:id="list3474131742" text:style-name="L2">
        <text:list-item>
          <text:p text:style-name="P9">anal</text:p>
        </text:list-item>
        <text:list-item>
          <text:p text:style-name="P9">anus</text:p>
        </text:list-item>
        <text:list-item>
          <text:p text:style-name="P9">arse</text:p>
        </text:list-item>
        <text:list-item>
          <text:p text:style-name="P9">ass</text:p>
        </text:list-item>
        <text:list-item>
          <text:p text:style-name="P9">ass fuck</text:p>
        </text:list-item>
        <text:list-item>
          <text:p text:style-name="P9">ass hole</text:p>
        </text:list-item>
        <text:list-item>
          <text:p text:style-name="P9">assfucker</text:p>
        </text:list-item>
        <text:list-item>
          <text:p text:style-name="P9">asshole</text:p>
        </text:list-item>
        <text:list-item>
          <text:p text:style-name="P9">assshole</text:p>
        </text:list-item>
        <text:list-item>
          <text:p text:style-name="P10">bastard</text:p>
        </text:list-item>
        <text:list-item>
          <text:p text:style-name="P9">bitch</text:p>
        </text:list-item>
        <text:list-item>
          <text:p text:style-name="P9">black cock</text:p>
        </text:list-item>
        <text:list-item>
          <text:p text:style-name="P9">bloody hell</text:p>
        </text:list-item>
        <text:list-item>
          <text:p text:style-name="P9">boong</text:p>
        </text:list-item>
        <text:list-item>
          <text:p text:style-name="P9">cock</text:p>
        </text:list-item>
        <text:list-item>
          <text:p text:style-name="P9">cockfucker</text:p>
        </text:list-item>
        <text:list-item>
          <text:p text:style-name="P9">cocksuck</text:p>
        </text:list-item>
        <text:list-item>
          <text:p text:style-name="P9">cocksucker</text:p>
        </text:list-item>
        <text:list-item>
          <text:p text:style-name="P9">coon</text:p>
        </text:list-item>
        <text:list-item>
          <text:p text:style-name="P9">coonnass</text:p>
        </text:list-item>
        <text:list-item>
          <text:p text:style-name="P10">crap</text:p>
        </text:list-item>
        <text:list-item>
          <text:p text:style-name="P9">cunt</text:p>
        </text:list-item>
        <text:list-item>
          <text:p text:style-name="P9">cyberfuck</text:p>
        </text:list-item>
        <text:list-item>
          <text:p text:style-name="P9">damn</text:p>
        </text:list-item>
        <text:list-item>
          <text:p text:style-name="P9">darn</text:p>
        </text:list-item>
        <text:list-item>
          <text:p text:style-name="P9">dick</text:p>
        </text:list-item>
        <text:list-item>
          <text:p text:style-name="P9">dirty</text:p>
        </text:list-item>
        <text:list-item>
          <text:p text:style-name="P9">douche</text:p>
        </text:list-item>
        <text:list-item>
          <text:p text:style-name="P9">dummy</text:p>
        </text:list-item>
        <text:list-item>
          <text:p text:style-name="P9">erect</text:p>
        </text:list-item>
        <text:list-item>
          <text:p text:style-name="P9">erection</text:p>
        </text:list-item>
        <text:list-item>
          <text:p text:style-name="P9">erotic</text:p>
        </text:list-item>
        <text:list-item>
          <text:p text:style-name="P9">escort</text:p>
        </text:list-item>
        <text:list-item>
          <text:p text:style-name="P9">fag</text:p>
        </text:list-item>
        <text:list-item>
          <text:p text:style-name="P9">faggot</text:p>
        </text:list-item>
        <text:list-item>
          <text:p text:style-name="P9">fuck</text:p>
        </text:list-item>
        <text:list-item>
          <text:p text:style-name="P9">Fuck off</text:p>
        </text:list-item>
        <text:list-item>
          <text:p text:style-name="P9">fuck you</text:p>
        </text:list-item>
        <text:list-item>
          <text:p text:style-name="P9">fuckass</text:p>
        </text:list-item>
        <text:list-item>
          <text:p text:style-name="P9">fuckhole</text:p>
        </text:list-item>
        <text:list-item>
          <text:p text:style-name="P9">god damn</text:p>
        </text:list-item>
        <text:list-item>
          <text:p text:style-name="P9">gook</text:p>
        </text:list-item>
        <text:list-item>
          <text:p text:style-name="P9">hard core</text:p>
        </text:list-item>
        <text:list-item>
          <text:p text:style-name="P10">hardcore</text:p>
        </text:list-item>
        <text:list-item>
          <text:p text:style-name="P9">homoerotic</text:p>
        </text:list-item>
        <text:list-item>
          <text:p text:style-name="P9">hore</text:p>
        </text:list-item>
        <text:list-item>
          <text:p text:style-name="P10">lesbian</text:p>
        </text:list-item>
        <text:list-item>
          <text:p text:style-name="P10"><text:soft-page-break/>lesbians</text:p>
        </text:list-item>
        <text:list-item>
          <text:p text:style-name="P9">mother fucker</text:p>
        </text:list-item>
        <text:list-item>
          <text:p text:style-name="P9">motherfuck</text:p>
        </text:list-item>
        <text:list-item>
          <text:p text:style-name="P9">motherfucker</text:p>
        </text:list-item>
        <text:list-item>
          <text:p text:style-name="P9">negro</text:p>
        </text:list-item>
        <text:list-item>
          <text:p text:style-name="P9">nigger</text:p>
        </text:list-item>
        <text:list-item>
          <text:p text:style-name="P9">orgasim</text:p>
        </text:list-item>
        <text:list-item>
          <text:p text:style-name="P9">orgasm</text:p>
        </text:list-item>
        <text:list-item>
          <text:p text:style-name="P9">penis</text:p>
        </text:list-item>
        <text:list-item>
          <text:p text:style-name="P9">penisfucker</text:p>
        </text:list-item>
        <text:list-item>
          <text:p text:style-name="P9">piss</text:p>
        </text:list-item>
        <text:list-item>
          <text:p text:style-name="P9">piss off</text:p>
        </text:list-item>
        <text:list-item>
          <text:p text:style-name="P9">porn</text:p>
        </text:list-item>
        <text:list-item>
          <text:p text:style-name="P9">porno</text:p>
        </text:list-item>
        <text:list-item>
          <text:p text:style-name="P9">pornography</text:p>
        </text:list-item>
        <text:list-item>
          <text:p text:style-name="P9">pussy</text:p>
        </text:list-item>
        <text:list-item>
          <text:p text:style-name="P10">retard</text:p>
        </text:list-item>
        <text:list-item>
          <text:p text:style-name="P9">sadist</text:p>
        </text:list-item>
        <text:list-item>
          <text:p text:style-name="P9">sex</text:p>
        </text:list-item>
        <text:list-item>
          <text:p text:style-name="P9">sexy</text:p>
        </text:list-item>
        <text:list-item>
          <text:p text:style-name="P9">shit</text:p>
        </text:list-item>
        <text:list-item>
          <text:p text:style-name="P9">slut</text:p>
        </text:list-item>
        <text:list-item>
          <text:p text:style-name="P9">son of a bitch</text:p>
        </text:list-item>
        <text:list-item>
          <text:p text:style-name="P9">suck</text:p>
        </text:list-item>
        <text:list-item>
          <text:p text:style-name="P9">tits</text:p>
        </text:list-item>
        <text:list-item>
          <text:p text:style-name="P9">viagra</text:p>
        </text:list-item>
        <text:list-item>
          <text:p text:style-name="P9">whore</text:p>
        </text:list-item>
        <text:list-item>
          <text:p text:style-name="P9">xxx</text:p>
          <text:p text:style-name="P9"/>
        </text:list-item>
      </text:list>
      <text:list xml:id="list170818445724347" text:continue-list="list3383995716" text:style-name="L1">
        <text:list-item>
          <text:list>
            <text:list-item>
              <text:p text:style-name="P2">Consider the profanity word in: lower case letters, all letters in capitals and the first letter of the word in capital</text:p>
            </text:list-item>
            <text:list-item>
              <text:p text:style-name="P2">For reference in this version of the script the profanity is been printed when is found in a prompt, this will be removed from the final corpus</text:p>
            </text:list-item>
            <text:list-item>
              <text:p text:style-name="P7">Upload to GIT the week files that had been created from BigQuery (that contain the corpus from Writing Prompts) by week of the year 2017 and 2018.</text:p>
            </text:list-item>
            <text:list-item>
              <text:p text:style-name="P8">Use ntlk to find the words that are repeated less than 10 time in the final corpus and replace them with “NOT FOUND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50:18.436969653</meta:creation-date>
    <dc:date>2019-03-21T17:08:15.691682549</dc:date>
    <meta:editing-duration>P1DT9H54M4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2" meta:paragraph-count="89" meta:word-count="349" meta:character-count="1586" meta:non-whitespace-character-count="1412"/>
  </office:meta>
</office:document-meta>
</file>